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491867332046559" office:value-type="float"/>
          <table:table-cell office:value="-0.0009507850099522375" office:value-type="float"/>
          <table:table-cell office:value="0.007201014328033628" office:value-type="float"/>
          <table:table-cell office:value="0.008835836127651939" office:value-type="float"/>
          <table:table-cell office:value="0.0018901997990652419" office:value-type="float"/>
          <table:table-cell office:value="-0.005327819059176553" office:value-type="float"/>
          <table:table-cell office:value="0.0810616232597369" office:value-type="float"/>
          <table:table-cell office:value="1" office:value-type="float"/>
          <table:table-cell office:value="-0.8491867332046559" office:value-type="float"/>
          <table:table-cell office:value="-0.09507850099522375" office:value-type="float"/>
          <table:table-cell office:value="0.7201014328033628" office:value-type="float"/>
          <table:table-cell office:value="0.8835836127651939" office:value-type="float"/>
          <table:table-cell office:value="0.1890199799065242" office:value-type="float"/>
          <table:table-cell office:value="-0.5327819059176553" office:value-type="float"/>
        </table:table-row>
        <table:table-row>
          <table:table-cell office:value="-0.010878127314026454" office:value-type="float"/>
          <table:table-cell office:value="0.006686020118598788" office:value-type="float"/>
          <table:table-cell office:value="0.014716389076630497" office:value-type="float"/>
          <table:table-cell office:value="0.01410339886591086" office:value-type="float"/>
          <table:table-cell office:value="0.0065860250881981525" office:value-type="float"/>
          <table:table-cell office:value="0.0012594443946082317" office:value-type="float"/>
          <table:table-cell office:value="0.6578442926346235" office:value-type="float"/>
          <table:table-cell office:value="2" office:value-type="float"/>
          <table:table-cell office:value="-0.23862599819798946" office:value-type="float"/>
          <table:table-cell office:value="0.7636805128551025" office:value-type="float"/>
          <table:table-cell office:value="0.7515374748596868" office:value-type="float"/>
          <table:table-cell office:value="0.526756273825892" office:value-type="float"/>
          <table:table-cell office:value="0.4695825289132911" office:value-type="float"/>
          <table:table-cell office:value="0.6587263453784784" office:value-type="float"/>
        </table:table-row>
        <table:table-row>
          <table:table-cell office:value="-0.011751787691343989" office:value-type="float"/>
          <table:table-cell office:value="0.011782705106263405" office:value-type="float"/>
          <table:table-cell office:value="0.015830574034689328" office:value-type="float"/>
          <table:table-cell office:value="0.007393473466677608" office:value-type="float"/>
          <table:table-cell office:value="0.00016123126656526678" office:value-type="float"/>
          <table:table-cell office:value="0.0042385966200659" office:value-type="float"/>
          <table:table-cell office:value="0.08152300802900024" office:value-type="float"/>
          <table:table-cell office:value="3" office:value-type="float"/>
          <table:table-cell office:value="-0.08736603773175355" office:value-type="float"/>
          <table:table-cell office:value="0.5096684987664617" office:value-type="float"/>
          <table:table-cell office:value="0.11141849580588303" office:value-type="float"/>
          <table:table-cell office:value="-0.6709925399233252" office:value-type="float"/>
          <table:table-cell office:value="-0.6424793821632886" office:value-type="float"/>
          <table:table-cell office:value="0.29791522254576686" office:value-type="float"/>
        </table:table-row>
        <table:table-row>
          <table:table-cell office:value="-0.0054776323297665835" office:value-type="float"/>
          <table:table-cell office:value="0.02155057411819486" office:value-type="float"/>
          <table:table-cell office:value="0.007240828074103199" office:value-type="float"/>
          <table:table-cell office:value="-0.0025486118828075563" office:value-type="float"/>
          <table:table-cell office:value="-0.0002720965699498515" office:value-type="float"/>
          <table:table-cell office:value="0.00409169346251463" office:value-type="float"/>
          <table:table-cell office:value="0.08969332774937945" office:value-type="float"/>
          <table:table-cell office:value="4" office:value-type="float"/>
          <table:table-cell office:value="0.6274155361577405" office:value-type="float"/>
          <table:table-cell office:value="0.9767869011931452" office:value-type="float"/>
          <table:table-cell office:value="-0.8589745960586128" office:value-type="float"/>
          <table:table-cell office:value="-0.9942085349485164" office:value-type="float"/>
          <table:table-cell office:value="-0.04333278365151183" office:value-type="float"/>
          <table:table-cell office:value="-0.014690315755127026" office:value-type="float"/>
        </table:table-row>
        <table:table-row>
          <table:table-cell office:value="-0.00828252382757639" office:value-type="float"/>
          <table:table-cell office:value="0.012496611033404536" office:value-type="float"/>
          <table:table-cell office:value="0.012022823593850637" office:value-type="float"/>
          <table:table-cell office:value="0.004202021413395003" office:value-type="float"/>
          <table:table-cell office:value="-0.0036413970319282354" office:value-type="float"/>
          <table:table-cell office:value="0.0008682896752839051" office:value-type="float"/>
          <table:table-cell office:value="0.08116104744413041" office:value-type="float"/>
          <table:table-cell office:value="5" office:value-type="float"/>
          <table:table-cell office:value="-0.2804891497809805" office:value-type="float"/>
          <table:table-cell office:value="-0.9053963084790324" office:value-type="float"/>
          <table:table-cell office:value="0.47819955197474395" office:value-type="float"/>
          <table:table-cell office:value="0.675063329620256" office:value-type="float"/>
          <table:table-cell office:value="-0.3369300461978384" office:value-type="float"/>
          <table:table-cell office:value="-0.32234037872307253" office:value-type="float"/>
        </table:table-row>
        <table:table-row>
          <table:table-cell office:value="-0.005538355310022851" office:value-type="float"/>
          <table:table-cell office:value="0.006210947454351437" office:value-type="float"/>
          <table:table-cell office:value="0.010844881971668151" office:value-type="float"/>
          <table:table-cell office:value="0.005286823143956754" office:value-type="float"/>
          <table:table-cell office:value="-0.009548198854061173" office:value-type="float"/>
          <table:table-cell office:value="0.0032547577400941596" office:value-type="float"/>
          <table:table-cell office:value="0.705456323392073" office:value-type="float"/>
          <table:table-cell office:value="6" office:value-type="float"/>
          <table:table-cell office:value="0.2744168517553538" office:value-type="float"/>
          <table:table-cell office:value="-0.6285663579053098" office:value-type="float"/>
          <table:table-cell office:value="-0.11779416221824857" office:value-type="float"/>
          <table:table-cell office:value="0.10848017305617508" office:value-type="float"/>
          <table:table-cell office:value="-0.5906801822132939" office:value-type="float"/>
          <table:table-cell office:value="0.23864680648102543" office:value-type="float"/>
        </table:table-row>
        <table:table-row>
          <table:table-cell office:value="0.004222209565567101" office:value-type="float"/>
          <table:table-cell office:value="-0.0037720146441998373" office:value-type="float"/>
          <table:table-cell office:value="0.006521856365761004" office:value-type="float"/>
          <table:table-cell office:value="0.01436248524358083" office:value-type="float"/>
          <table:table-cell office:value="-0.012559402901106699" office:value-type="float"/>
          <table:table-cell office:value="-0.0016345627973375168" office:value-type="float"/>
          <table:table-cell office:value="0.07390903199069675" office:value-type="float"/>
          <table:table-cell office:value="7" office:value-type="float"/>
          <table:table-cell office:value="0.9760564875589952" office:value-type="float"/>
          <table:table-cell office:value="-0.9982962098551273" office:value-type="float"/>
          <table:table-cell office:value="-0.4323025605907147" office:value-type="float"/>
          <table:table-cell office:value="0.9075662099624076" office:value-type="float"/>
          <table:table-cell office:value="-0.3011204047045526" office:value-type="float"/>
          <table:table-cell office:value="-0.4889320537431676" office:value-type="float"/>
        </table:table-row>
        <table:table-row>
          <table:table-cell office:value="-0.0032049302716198325" office:value-type="float"/>
          <table:table-cell office:value="-9.744260263395803e-06" office:value-type="float"/>
          <table:table-cell office:value="0.008549703957347974" office:value-type="float"/>
          <table:table-cell office:value="0.01973921378258104" office:value-type="float"/>
          <table:table-cell office:value="-0.006731793555041912" office:value-type="float"/>
          <table:table-cell office:value="-0.000158418717686947" office:value-type="float"/>
          <table:table-cell office:value="0.30471454954229976" office:value-type="float"/>
          <table:table-cell office:value="8" office:value-type="float"/>
          <table:table-cell office:value="-0.7427139837186933" office:value-type="float"/>
          <table:table-cell office:value="0.37622703839364413" office:value-type="float"/>
          <table:table-cell office:value="0.20278475915869687" office:value-type="float"/>
          <table:table-cell office:value="0.5376728539000211" office:value-type="float"/>
          <table:table-cell office:value="0.5827609346064786" office:value-type="float"/>
          <table:table-cell office:value="0.14761440796505698" office:value-type="float"/>
        </table:table-row>
        <table:table-row>
          <table:table-cell office:value="0.004065522146341809" office:value-type="float"/>
          <table:table-cell office:value="-0.007062820636682437" office:value-type="float"/>
          <table:table-cell office:value="0.013283071086469499" office:value-type="float"/>
          <table:table-cell office:value="0.0271545631530894" office:value-type="float"/>
          <table:table-cell office:value="-0.0049926173775645954" office:value-type="float"/>
          <table:table-cell office:value="0.005525028353659177" office:value-type="float"/>
          <table:table-cell office:value="0.07367993532887206" office:value-type="float"/>
          <table:table-cell office:value="9" office:value-type="float"/>
          <table:table-cell office:value="0.7270452417961641" office:value-type="float"/>
          <table:table-cell office:value="-0.7053076376419041" office:value-type="float"/>
          <table:table-cell office:value="0.4733367129121524" office:value-type="float"/>
          <table:table-cell office:value="0.7415349370508357" office:value-type="float"/>
          <table:table-cell office:value="0.17391761774773173" office:value-type="float"/>
          <table:table-cell office:value="0.5683447071346124" office:value-type="float"/>
        </table:table-row>
        <table:table-row>
          <table:table-cell office:value="0.013738690297325586" office:value-type="float"/>
          <table:table-cell office:value="-0.008035163312355622" office:value-type="float"/>
          <table:table-cell office:value="0.008899803959586701" office:value-type="float"/>
          <table:table-cell office:value="0.02503400742487932" office:value-type="float"/>
          <table:table-cell office:value="-0.006902435442178659" office:value-type="float"/>
          <table:table-cell office:value="0.006736163731215478" office:value-type="float"/>
          <table:table-cell office:value="0.06864333306048478" office:value-type="float"/>
          <table:table-cell office:value="10" office:value-type="float"/>
          <table:table-cell office:value="0.9673168150983777" office:value-type="float"/>
          <table:table-cell office:value="-0.09723426756731857" office:value-type="float"/>
          <table:table-cell office:value="-0.4383267126882797" office:value-type="float"/>
          <table:table-cell office:value="-0.21205557282100784" office:value-type="float"/>
          <table:table-cell office:value="-0.1909818064614064" office:value-type="float"/>
          <table:table-cell office:value="0.12111353775563005" office:value-type="float"/>
        </table:table-row>
        <table:table-row>
          <table:table-cell office:value="0.021383644288881724" office:value-type="float"/>
          <table:table-cell office:value="-0.0011950714675897723" office:value-type="float"/>
          <table:table-cell office:value="0.017660642991814288" office:value-type="float"/>
          <table:table-cell office:value="0.01604120578191827" office:value-type="float"/>
          <table:table-cell office:value="-0.009878489944551035" office:value-type="float"/>
          <table:table-cell office:value="0.003700786290400021" office:value-type="float"/>
          <table:table-cell office:value="-0.08371893261247677" office:value-type="float"/>
          <table:table-cell office:value="11" office:value-type="float"/>
          <table:table-cell office:value="0.764495399155614" office:value-type="float"/>
          <table:table-cell office:value="0.684009184476585" office:value-type="float"/>
          <table:table-cell office:value="0.8760839032227585" office:value-type="float"/>
          <table:table-cell office:value="-0.8992801642961048" office:value-type="float"/>
          <table:table-cell office:value="-0.2976054502372376" office:value-type="float"/>
          <table:table-cell office:value="-0.30353774408154566" office:value-type="float"/>
        </table:table-row>
        <table:table-row>
          <table:table-cell office:value="0.022462354576864546" office:value-type="float"/>
          <table:table-cell office:value="-0.00886657479525689" office:value-type="float"/>
          <table:table-cell office:value="0.02620504362286235" office:value-type="float"/>
          <table:table-cell office:value="0.011455773716866851" office:value-type="float"/>
          <table:table-cell office:value="-0.009272421422655887" office:value-type="float"/>
          <table:table-cell office:value="-0.003978667700519795" office:value-type="float"/>
          <table:table-cell office:value="-0.16317638774955645" office:value-type="float"/>
          <table:table-cell office:value="12" office:value-type="float"/>
          <table:table-cell office:value="0.10787102879828225" office:value-type="float"/>
          <table:table-cell office:value="-0.7671503327667117" office:value-type="float"/>
          <table:table-cell office:value="0.8544400631048059" office:value-type="float"/>
          <table:table-cell office:value="-0.4585432065051418" office:value-type="float"/>
          <table:table-cell office:value="0.06060685218951489" office:value-type="float"/>
          <table:table-cell office:value="-0.7679453990919816" office:value-type="float"/>
        </table:table-row>
        <table:table-row>
          <table:table-cell office:value="0.027815238039301093" office:value-type="float"/>
          <table:table-cell office:value="-0.008002951789244973" office:value-type="float"/>
          <table:table-cell office:value="0.022532808730999256" office:value-type="float"/>
          <table:table-cell office:value="0.005081492161992081" office:value-type="float"/>
          <table:table-cell office:value="-0.01723578644569679" office:value-type="float"/>
          <table:table-cell office:value="-0.013005066090981718" office:value-type="float"/>
          <table:table-cell office:value="0.07054725434511822" office:value-type="float"/>
          <table:table-cell office:value="13" office:value-type="float"/>
          <table:table-cell office:value="0.5352883462436546" office:value-type="float"/>
          <table:table-cell office:value="0.08636230060119177" office:value-type="float"/>
          <table:table-cell office:value="-0.3672234891863093" office:value-type="float"/>
          <table:table-cell office:value="-0.637428155487477" office:value-type="float"/>
          <table:table-cell office:value="-0.7963365023040905" office:value-type="float"/>
          <table:table-cell office:value="-0.9026398390461923" office:value-type="float"/>
        </table:table-row>
        <table:table-row>
          <table:table-cell office:value="0.01870097091320408" office:value-type="float"/>
          <table:table-cell office:value="-0.01445946933869429" office:value-type="float"/>
          <table:table-cell office:value="0.030445709458051154" office:value-type="float"/>
          <table:table-cell office:value="-0.000807534998678249" office:value-type="float"/>
          <table:table-cell office:value="-0.010893292515036908" office:value-type="float"/>
          <table:table-cell office:value="-0.00827827065193045" office:value-type="float"/>
          <table:table-cell office:value="0.07608991579057879" office:value-type="float"/>
          <table:table-cell office:value="14" office:value-type="float"/>
          <table:table-cell office:value="-0.9114267126097015" office:value-type="float"/>
          <table:table-cell office:value="-0.6456517549449319" office:value-type="float"/>
          <table:table-cell office:value="0.7912900727051897" office:value-type="float"/>
          <table:table-cell office:value="-0.588902716067033" office:value-type="float"/>
          <table:table-cell office:value="0.6342493930659883" office:value-type="float"/>
          <table:table-cell office:value="0.4726795439051268" office:value-type="float"/>
        </table:table-row>
        <table:table-row>
          <table:table-cell office:value="0.018355620193650623" office:value-type="float"/>
          <table:table-cell office:value="-0.009862280287864574" office:value-type="float"/>
          <table:table-cell office:value="0.03521375428884416" office:value-type="float"/>
          <table:table-cell office:value="0.004942252572251569" office:value-type="float"/>
          <table:table-cell office:value="-0.00898753469823534" office:value-type="float"/>
          <table:table-cell office:value="-0.016491080325786212" office:value-type="float"/>
          <table:table-cell office:value="0.3197362809648722" office:value-type="float"/>
          <table:table-cell office:value="15" office:value-type="float"/>
          <table:table-cell office:value="-0.034535071955345664" office:value-type="float"/>
          <table:table-cell office:value="0.45971890508297175" office:value-type="float"/>
          <table:table-cell office:value="0.47680448307930035" office:value-type="float"/>
          <table:table-cell office:value="0.5749787570929819" office:value-type="float"/>
          <table:table-cell office:value="0.19057578168015676" office:value-type="float"/>
          <table:table-cell office:value="-0.8212809673855763" office:value-type="float"/>
        </table:table-row>
        <table:table-row>
          <table:table-cell office:value="0.01857258422607063" office:value-type="float"/>
          <table:table-cell office:value="-0.0053379139336816464" office:value-type="float"/>
          <table:table-cell office:value="0.04393061219421139" office:value-type="float"/>
          <table:table-cell office:value="0.008918778509363567" office:value-type="float"/>
          <table:table-cell office:value="-0.014440265006150772" office:value-type="float"/>
          <table:table-cell office:value="-0.02378380313395647" office:value-type="float"/>
          <table:table-cell office:value="0.08118952136423661" office:value-type="float"/>
          <table:table-cell office:value="16" office:value-type="float"/>
          <table:table-cell office:value="0.02169640324200084" office:value-type="float"/>
          <table:table-cell office:value="0.4524366354182927" office:value-type="float"/>
          <table:table-cell office:value="0.8716857905367237" office:value-type="float"/>
          <table:table-cell office:value="0.3976525937111999" office:value-type="float"/>
          <table:table-cell office:value="-0.5452730307915432" office:value-type="float"/>
          <table:table-cell office:value="-0.7292722808170258" office:value-type="float"/>
        </table:table-row>
        <table:table-row>
          <table:table-cell office:value="0.012759798889348938" office:value-type="float"/>
          <table:table-cell office:value="-0.012103388911209077" office:value-type="float"/>
          <table:table-cell office:value="0.05" office:value-type="float"/>
          <table:table-cell office:value="0.00816574819899171" office:value-type="float"/>
          <table:table-cell office:value="-0.010837643590074055" office:value-type="float"/>
          <table:table-cell office:value="-0.023328117785657878" office:value-type="float"/>
          <table:table-cell office:value="0.08246373423766391" office:value-type="float"/>
          <table:table-cell office:value="17" office:value-type="float"/>
          <table:table-cell office:value="-0.5812785336721693" office:value-type="float"/>
          <table:table-cell office:value="-0.676547497752743" office:value-type="float"/>
          <table:table-cell office:value="0.7249825487172339" office:value-type="float"/>
          <table:table-cell office:value="-0.07530303103718561" office:value-type="float"/>
          <table:table-cell office:value="0.36026214160767167" office:value-type="float"/>
          <table:table-cell office:value="0.04556853482985912" office:value-type="float"/>
        </table:table-row>
        <table:table-row>
          <table:table-cell office:value="0.012225062348990222" office:value-type="float"/>
          <table:table-cell office:value="-0.011445451023184132" office:value-type="float"/>
          <table:table-cell office:value="0.043816867553911794" office:value-type="float"/>
          <table:table-cell office:value="-0.0011653444791563435" office:value-type="float"/>
          <table:table-cell office:value="-0.010891654934871299" office:value-type="float"/>
          <table:table-cell office:value="-0.030735510811044565" office:value-type="float"/>
          <table:table-cell office:value="0.08289101419360806" office:value-type="float"/>
          <table:table-cell office:value="18" office:value-type="float"/>
          <table:table-cell office:value="-0.053473654035871565" office:value-type="float"/>
          <table:table-cell office:value="0.06579378880249442" office:value-type="float"/>
          <table:table-cell office:value="-0.6183132446088206" office:value-type="float"/>
          <table:table-cell office:value="-0.9331092678148054" office:value-type="float"/>
          <table:table-cell office:value="-0.0054011344797244565" office:value-type="float"/>
          <table:table-cell office:value="-0.7407393025386686" office:value-type="float"/>
        </table:table-row>
        <table:table-row>
          <table:table-cell office:value="0.004197045641964369" office:value-type="float"/>
          <table:table-cell office:value="-0.008511812878195375" office:value-type="float"/>
          <table:table-cell office:value="0.04003634101393616" office:value-type="float"/>
          <table:table-cell office:value="-0.0004205952921837371" office:value-type="float"/>
          <table:table-cell office:value="-0.0073126961410170535" office:value-type="float"/>
          <table:table-cell office:value="-0.03572219285973877" office:value-type="float"/>
          <table:table-cell office:value="0.08726074389104879" office:value-type="float"/>
          <table:table-cell office:value="19" office:value-type="float"/>
          <table:table-cell office:value="-0.8028016707025853" office:value-type="float"/>
          <table:table-cell office:value="0.2933638144988757" office:value-type="float"/>
          <table:table-cell office:value="-0.37805265399756327" office:value-type="float"/>
          <table:table-cell office:value="0.07447491869726064" office:value-type="float"/>
          <table:table-cell office:value="0.35789587938542455" office:value-type="float"/>
          <table:table-cell office:value="-0.4986682048694209" office:value-type="float"/>
        </table:table-row>
        <table:table-row>
          <table:table-cell office:value="0.011900961900885819" office:value-type="float"/>
          <table:table-cell office:value="0.0010036529828040541" office:value-type="float"/>
          <table:table-cell office:value="0.03919426562942128" office:value-type="float"/>
          <table:table-cell office:value="0.009559159032673934" office:value-type="float"/>
          <table:table-cell office:value="-0.0057815895290672025" office:value-type="float"/>
          <table:table-cell office:value="-0.041708188839941956" office:value-type="float"/>
          <table:table-cell office:value="0.08546088883672241" office:value-type="float"/>
          <table:table-cell office:value="20" office:value-type="float"/>
          <table:table-cell office:value="0.770391625892145" office:value-type="float"/>
          <table:table-cell office:value="0.9515465860999428" office:value-type="float"/>
          <table:table-cell office:value="-0.08420753845148843" office:value-type="float"/>
          <table:table-cell office:value="0.997975432485767" office:value-type="float"/>
          <table:table-cell office:value="0.15311066119498506" office:value-type="float"/>
          <table:table-cell office:value="-0.5985995980203183" office:value-type="float"/>
        </table:table-row>
        <table:table-row>
          <table:table-cell office:value="0.006407412297667928" office:value-type="float"/>
          <table:table-cell office:value="0.0027651811395751646" office:value-type="float"/>
          <table:table-cell office:value="0.03376533812139601" office:value-type="float"/>
          <table:table-cell office:value="0.008548809281450586" office:value-type="float"/>
          <table:table-cell office:value="-0.012855881964768346" office:value-type="float"/>
          <table:table-cell office:value="-0.03946143224404939" office:value-type="float"/>
          <table:table-cell office:value="0.43543165000195644" office:value-type="float"/>
          <table:table-cell office:value="21" office:value-type="float"/>
          <table:table-cell office:value="-0.5493549603217891" office:value-type="float"/>
          <table:table-cell office:value="0.17615281567711105" office:value-type="float"/>
          <table:table-cell office:value="-0.5428927508025265" office:value-type="float"/>
          <table:table-cell office:value="-0.10103497512233472" office:value-type="float"/>
          <table:table-cell office:value="-0.7074292435701144" office:value-type="float"/>
          <table:table-cell office:value="0.2246756595892565" office:value-type="float"/>
        </table:table-row>
        <table:table-row>
          <table:table-cell office:value="0.008011717731958287" office:value-type="float"/>
          <table:table-cell office:value="0.011136184922621653" office:value-type="float"/>
          <table:table-cell office:value="0.04349163151810108" office:value-type="float"/>
          <table:table-cell office:value="-1.3387735733706718e-05" office:value-type="float"/>
          <table:table-cell office:value="-0.01908654896179496" office:value-type="float"/>
          <table:table-cell office:value="-0.04480033566760366" office:value-type="float"/>
          <table:table-cell office:value="0.08712530029065933" office:value-type="float"/>
          <table:table-cell office:value="22" office:value-type="float"/>
          <table:table-cell office:value="0.16043054342903584" office:value-type="float"/>
          <table:table-cell office:value="0.8371003783046489" office:value-type="float"/>
          <table:table-cell office:value="0.9726293396705066" office:value-type="float"/>
          <table:table-cell office:value="-0.8562197017184292" office:value-type="float"/>
          <table:table-cell office:value="-0.6230666997026615" office:value-type="float"/>
          <table:table-cell office:value="-0.5338903423554267" office:value-type="float"/>
        </table:table-row>
        <table:table-row>
          <table:table-cell office:value="0.010018291267278955" office:value-type="float"/>
          <table:table-cell office:value="0.004486312833227926" office:value-type="float"/>
          <table:table-cell office:value="0.04150661250918235" office:value-type="float"/>
          <table:table-cell office:value="-0.0049135349195567005" office:value-type="float"/>
          <table:table-cell office:value="-0.025299986596201446" office:value-type="float"/>
          <table:table-cell office:value="-0.05" office:value-type="float"/>
          <table:table-cell office:value="0.08668699219653736" office:value-type="float"/>
          <table:table-cell office:value="23" office:value-type="float"/>
          <table:table-cell office:value="0.20065735353206682" office:value-type="float"/>
          <table:table-cell office:value="-0.6649872089393727" office:value-type="float"/>
          <table:table-cell office:value="-0.19850190089187336" office:value-type="float"/>
          <table:table-cell office:value="-0.4900147183822994" office:value-type="float"/>
          <table:table-cell office:value="-0.6213437634406485" office:value-type="float"/>
          <table:table-cell office:value="-0.5712419385217342" office:value-type="float"/>
        </table:table-row>
        <table:table-row>
          <table:table-cell office:value="0.019994089062997857" office:value-type="float"/>
          <table:table-cell office:value="0.0008801765670581889" office:value-type="float"/>
          <table:table-cell office:value="0.038582130531588196" office:value-type="float"/>
          <table:table-cell office:value="-0.012056838475996782" office:value-type="float"/>
          <table:table-cell office:value="-0.02274378236075251" office:value-type="float"/>
          <table:table-cell office:value="-0.041999681301188044" office:value-type="float"/>
          <table:table-cell office:value="0.08129997512303822" office:value-type="float"/>
          <table:table-cell office:value="24" office:value-type="float"/>
          <table:table-cell office:value="0.9975797795718904" office:value-type="float"/>
          <table:table-cell office:value="-0.3606136266169737" office:value-type="float"/>
          <table:table-cell office:value="-0.2924481977594151" office:value-type="float"/>
          <table:table-cell office:value="-0.7143303556440082" office:value-type="float"/>
          <table:table-cell office:value="0.2556204235448938" office:value-type="float"/>
          <table:table-cell office:value="0.8000318698811955" office:value-type="float"/>
        </table:table-row>
        <table:table-row>
          <table:table-cell office:value="0.022048259101310166" office:value-type="float"/>
          <table:table-cell office:value="-0.007284148592684869" office:value-type="float"/>
          <table:table-cell office:value="0.03777776601725984" office:value-type="float"/>
          <table:table-cell office:value="-0.021966052529183853" office:value-type="float"/>
          <table:table-cell office:value="-0.017422918931504612" office:value-type="float"/>
          <table:table-cell office:value="-0.03914235751866436" office:value-type="float"/>
          <table:table-cell office:value="0.0792767009015942" office:value-type="float"/>
          <table:table-cell office:value="25" office:value-type="float"/>
          <table:table-cell office:value="0.20541700383123085" office:value-type="float"/>
          <table:table-cell office:value="-0.8164325159743058" office:value-type="float"/>
          <table:table-cell office:value="-0.08043645143283618" office:value-type="float"/>
          <table:table-cell office:value="-0.990921405318707" office:value-type="float"/>
          <table:table-cell office:value="0.5320863429247897" office:value-type="float"/>
          <table:table-cell office:value="0.28573237825236864" office:value-type="float"/>
        </table:table-row>
        <table:table-row>
          <table:table-cell office:value="0.0306402150451242" office:value-type="float"/>
          <table:table-cell office:value="-0.0022429605095412204" office:value-type="float"/>
          <table:table-cell office:value="0.04585997353961675" office:value-type="float"/>
          <table:table-cell office:value="-0.02921812525707404" office:value-type="float"/>
          <table:table-cell office:value="-0.011828333910750225" office:value-type="float"/>
          <table:table-cell office:value="-0.03500904009127632" office:value-type="float"/>
          <table:table-cell office:value="0.0740857103446237" office:value-type="float"/>
          <table:table-cell office:value="26" office:value-type="float"/>
          <table:table-cell office:value="0.8591955943814038" office:value-type="float"/>
          <table:table-cell office:value="0.5041188083143648" office:value-type="float"/>
          <table:table-cell office:value="0.8082207522356915" office:value-type="float"/>
          <table:table-cell office:value="-0.7252072727890186" office:value-type="float"/>
          <table:table-cell office:value="0.5594585020754386" office:value-type="float"/>
          <table:table-cell office:value="0.41333174273880413" office:value-type="float"/>
        </table:table-row>
        <table:table-row>
          <table:table-cell office:value="0.02860917478387434" office:value-type="float"/>
          <table:table-cell office:value="-0.009300256902238048" office:value-type="float"/>
          <table:table-cell office:value="0.05" office:value-type="float"/>
          <table:table-cell office:value="-0.03214101806667093" office:value-type="float"/>
          <table:table-cell office:value="-0.020111332568486948" office:value-type="float"/>
          <table:table-cell office:value="-0.03872718207881527" office:value-type="float"/>
          <table:table-cell office:value="0.07429235026668551" office:value-type="float"/>
          <table:table-cell office:value="27" office:value-type="float"/>
          <table:table-cell office:value="-0.20310402612498613" office:value-type="float"/>
          <table:table-cell office:value="-0.7057296392696828" office:value-type="float"/>
          <table:table-cell office:value="0.9274776812485102" office:value-type="float"/>
          <table:table-cell office:value="-0.2922892809596891" office:value-type="float"/>
          <table:table-cell office:value="-0.828299865773672" office:value-type="float"/>
          <table:table-cell office:value="-0.37181419875389565" office:value-type="float"/>
        </table:table-row>
        <table:table-row>
          <table:table-cell office:value="0.023209912939188167" office:value-type="float"/>
          <table:table-cell office:value="-0.00569345771124255" office:value-type="float"/>
          <table:table-cell office:value="0.044878187624511165" office:value-type="float"/>
          <table:table-cell office:value="-0.03111693265973252" office:value-type="float"/>
          <table:table-cell office:value="-0.028544636067868757" office:value-type="float"/>
          <table:table-cell office:value="-0.04679513152903446" office:value-type="float"/>
          <table:table-cell office:value="0.07760582358529551" office:value-type="float"/>
          <table:table-cell office:value="28" office:value-type="float"/>
          <table:table-cell office:value="-0.5399261844686174" office:value-type="float"/>
          <table:table-cell office:value="0.3606799190995498" office:value-type="float"/>
          <table:table-cell office:value="-0.5121812375488837" office:value-type="float"/>
          <table:table-cell office:value="0.10240854069384153" office:value-type="float"/>
          <table:table-cell office:value="-0.8433303499381808" office:value-type="float"/>
          <table:table-cell office:value="-0.806794945021919" office:value-type="float"/>
        </table:table-row>
        <table:table-row>
          <table:table-cell office:value="0.022544560856823444" office:value-type="float"/>
          <table:table-cell office:value="-0.0030175148473152624" office:value-type="float"/>
          <table:table-cell office:value="0.04033292501474398" office:value-type="float"/>
          <table:table-cell office:value="-0.02161580164986686" office:value-type="float"/>
          <table:table-cell office:value="-0.027879828327692528" office:value-type="float"/>
          <table:table-cell office:value="-0.04871822670286185" office:value-type="float"/>
          <table:table-cell office:value="0.07827873194640884" office:value-type="float"/>
          <table:table-cell office:value="29" office:value-type="float"/>
          <table:table-cell office:value="-0.06653520823647252" office:value-type="float"/>
          <table:table-cell office:value="0.26759428639272875" office:value-type="float"/>
          <table:table-cell office:value="-0.454526260976718" office:value-type="float"/>
          <table:table-cell office:value="0.9501131009865658" office:value-type="float"/>
          <table:table-cell office:value="0.06648077401762298" office:value-type="float"/>
          <table:table-cell office:value="-0.19230951738273894" office:value-type="float"/>
        </table:table-row>
        <table:table-row>
          <table:table-cell office:value="0.016245902772333735" office:value-type="float"/>
          <table:table-cell office:value="0.0044670583840428005" office:value-type="float"/>
          <table:table-cell office:value="0.04389878487639338" office:value-type="float"/>
          <table:table-cell office:value="-0.019742207719782804" office:value-type="float"/>
          <table:table-cell office:value="-0.0358061853473052" office:value-type="float"/>
          <table:table-cell office:value="-0.04015868961244457" office:value-type="float"/>
          <table:table-cell office:value="0.08207771537265755" office:value-type="float"/>
          <table:table-cell office:value="30" office:value-type="float"/>
          <table:table-cell office:value="-0.6298658084489708" office:value-type="float"/>
          <table:table-cell office:value="0.7484573231358063" office:value-type="float"/>
          <table:table-cell office:value="0.35658598616493964" office:value-type="float"/>
          <table:table-cell office:value="0.18735939300840543" office:value-type="float"/>
          <table:table-cell office:value="-0.7926357019612671" office:value-type="float"/>
          <table:table-cell office:value="0.8559537090417275" office:value-type="float"/>
        </table:table-row>
        <table:table-row>
          <table:table-cell office:value="0.01209528771865939" office:value-type="float"/>
          <table:table-cell office:value="0.00795161775750096" office:value-type="float"/>
          <table:table-cell office:value="0.049255942839564776" office:value-type="float"/>
          <table:table-cell office:value="-0.020273686035405764" office:value-type="float"/>
          <table:table-cell office:value="-0.04276713872172762" office:value-type="float"/>
          <table:table-cell office:value="-0.048316405570145764" office:value-type="float"/>
          <table:table-cell office:value="0.08422124737255633" office:value-type="float"/>
          <table:table-cell office:value="31" office:value-type="float"/>
          <table:table-cell office:value="-0.41506150536743447" office:value-type="float"/>
          <table:table-cell office:value="0.34845593734581604" office:value-type="float"/>
          <table:table-cell office:value="0.53571579631714" office:value-type="float"/>
          <table:table-cell office:value="-0.053147831562295966" office:value-type="float"/>
          <table:table-cell office:value="-0.6960953374422414" office:value-type="float"/>
          <table:table-cell office:value="-0.815771595770119" office:value-type="float"/>
        </table:table-row>
        <table:table-row>
          <table:table-cell office:value="0.021193867649735285" office:value-type="float"/>
          <table:table-cell office:value="0.009249976722027457" office:value-type="float"/>
          <table:table-cell office:value="0.045421533102743376" office:value-type="float"/>
          <table:table-cell office:value="-0.022183309763119594" office:value-type="float"/>
          <table:table-cell office:value="-0.0453130772286318" office:value-type="float"/>
          <table:table-cell office:value="-0.049591587705718136" office:value-type="float"/>
          <table:table-cell office:value="0.07930096062868514" office:value-type="float"/>
          <table:table-cell office:value="32" office:value-type="float"/>
          <table:table-cell office:value="0.9098579931075892" office:value-type="float"/>
          <table:table-cell office:value="0.1298358964526496" office:value-type="float"/>
          <table:table-cell office:value="-0.38344097368214025" office:value-type="float"/>
          <table:table-cell office:value="-0.19096237277138295" office:value-type="float"/>
          <table:table-cell office:value="-0.2545938506904186" office:value-type="float"/>
          <table:table-cell office:value="-0.12751821355723725" office:value-type="float"/>
        </table:table-row>
        <table:table-row>
          <table:table-cell office:value="0.030575986508793822" office:value-type="float"/>
          <table:table-cell office:value="0.00903144159578427" office:value-type="float"/>
          <table:table-cell office:value="0.04842270293391249" office:value-type="float"/>
          <table:table-cell office:value="-0.016951293665924936" office:value-type="float"/>
          <table:table-cell office:value="-0.048443053616867966" office:value-type="float"/>
          <table:table-cell office:value="-0.04541941882726225" office:value-type="float"/>
          <table:table-cell office:value="0.07411377224296271" office:value-type="float"/>
          <table:table-cell office:value="33" office:value-type="float"/>
          <table:table-cell office:value="0.9382118859058537" office:value-type="float"/>
          <table:table-cell office:value="-0.02185351262431867" office:value-type="float"/>
          <table:table-cell office:value="0.30011698311691104" office:value-type="float"/>
          <table:table-cell office:value="0.5232016097194658" office:value-type="float"/>
          <table:table-cell office:value="-0.3129976388236164" office:value-type="float"/>
          <table:table-cell office:value="0.41721688784558864" office:value-type="float"/>
        </table:table-row>
        <table:table-row>
          <table:table-cell office:value="0.02925515306614707" office:value-type="float"/>
          <table:table-cell office:value="0.00670261390500509" office:value-type="float"/>
          <table:table-cell office:value="0.05" office:value-type="float"/>
          <table:table-cell office:value="-0.023421108863154745" office:value-type="float"/>
          <table:table-cell office:value="-0.05" office:value-type="float"/>
          <table:table-cell office:value="-0.05" office:value-type="float"/>
          <table:table-cell office:value="0.07497332599399342" office:value-type="float"/>
          <table:table-cell office:value="34" office:value-type="float"/>
          <table:table-cell office:value="-0.13208334426467516" office:value-type="float"/>
          <table:table-cell office:value="-0.23288276907791805" office:value-type="float"/>
          <table:table-cell office:value="0.19630269892974428" office:value-type="float"/>
          <table:table-cell office:value="-0.6469815197229809" office:value-type="float"/>
          <table:table-cell office:value="-0.4819976709509568" office:value-type="float"/>
          <table:table-cell office:value="-0.6528424102284118" office:value-type="float"/>
        </table:table-row>
        <table:table-row>
          <table:table-cell office:value="0.034530009234765346" office:value-type="float"/>
          <table:table-cell office:value="0.009327912002827019" office:value-type="float"/>
          <table:table-cell office:value="0.0465533745039014" office:value-type="float"/>
          <table:table-cell office:value="-0.01419102383761148" office:value-type="float"/>
          <table:table-cell office:value="-0.05" office:value-type="float"/>
          <table:table-cell office:value="-0.04707931013385152" office:value-type="float"/>
          <table:table-cell office:value="0.07205403626379227" office:value-type="float"/>
          <table:table-cell office:value="35" office:value-type="float"/>
          <table:table-cell office:value="0.5274856168618278" office:value-type="float"/>
          <table:table-cell office:value="0.26252980978219287" office:value-type="float"/>
          <table:table-cell office:value="-0.34466254960985987" office:value-type="float"/>
          <table:table-cell office:value="0.9230085025543264" office:value-type="float"/>
          <table:table-cell office:value="-0.5638169176134082" office:value-type="float"/>
          <table:table-cell office:value="0.29206898661484804" office:value-type="float"/>
        </table:table-row>
        <table:table-row>
          <table:table-cell office:value="0.03448449015615593" office:value-type="float"/>
          <table:table-cell office:value="0.010588062778626338" office:value-type="float"/>
          <table:table-cell office:value="0.039711770909079215" office:value-type="float"/>
          <table:table-cell office:value="-0.005877241469190775" office:value-type="float"/>
          <table:table-cell office:value="-0.05" office:value-type="float"/>
          <table:table-cell office:value="-0.03861562609917719" office:value-type="float"/>
          <table:table-cell office:value="0.07221832795043119" office:value-type="float"/>
          <table:table-cell office:value="36" office:value-type="float"/>
          <table:table-cell office:value="-0.0045519078609419505" office:value-type="float"/>
          <table:table-cell office:value="0.1260150775799318" office:value-type="float"/>
          <table:table-cell office:value="-0.6841603594822188" office:value-type="float"/>
          <table:table-cell office:value="0.8313782368420706" office:value-type="float"/>
          <table:table-cell office:value="-0.027759729782189657" office:value-type="float"/>
          <table:table-cell office:value="0.8463684034674333" office:value-type="float"/>
        </table:table-row>
        <table:table-row>
          <table:table-cell office:value="0.02450227365793783" office:value-type="float"/>
          <table:table-cell office:value="0.012220993532959053" office:value-type="float"/>
          <table:table-cell office:value="0.03200873738270164" office:value-type="float"/>
          <table:table-cell office:value="-0.004999180803379235" office:value-type="float"/>
          <table:table-cell office:value="-0.04704690751875151" office:value-type="float"/>
          <table:table-cell office:value="-0.03338673648203777" office:value-type="float"/>
          <table:table-cell office:value="-0.11257316504989102" office:value-type="float"/>
          <table:table-cell office:value="37" office:value-type="float"/>
          <table:table-cell office:value="-0.9982216498218097" office:value-type="float"/>
          <table:table-cell office:value="0.16329307543327154" office:value-type="float"/>
          <table:table-cell office:value="-0.7703033526377578" office:value-type="float"/>
          <table:table-cell office:value="0.08780606658115397" office:value-type="float"/>
          <table:table-cell office:value="0.29530924812484893" office:value-type="float"/>
          <table:table-cell office:value="0.5228889617139416" office:value-type="float"/>
        </table:table-row>
        <table:table-row>
          <table:table-cell office:value="0.028718421618423275" office:value-type="float"/>
          <table:table-cell office:value="0.015517865928146496" office:value-type="float"/>
          <table:table-cell office:value="0.03426788312669528" office:value-type="float"/>
          <table:table-cell office:value="-0.0038150192351267247" office:value-type="float"/>
          <table:table-cell office:value="-0.05" office:value-type="float"/>
          <table:table-cell office:value="-0.029408379011708192" office:value-type="float"/>
          <table:table-cell office:value="0.07286244313228613" office:value-type="float"/>
          <table:table-cell office:value="38" office:value-type="float"/>
          <table:table-cell office:value="0.42161479604854457" office:value-type="float"/>
          <table:table-cell office:value="0.32968723951874424" office:value-type="float"/>
          <table:table-cell office:value="0.22591457439936447" office:value-type="float"/>
          <table:table-cell office:value="0.11841615682525108" office:value-type="float"/>
          <table:table-cell office:value="-0.31639792089716723" office:value-type="float"/>
          <table:table-cell office:value="0.3978357470329579" office:value-type="float"/>
        </table:table-row>
        <table:table-row>
          <table:table-cell office:value="0.03634792962318638" office:value-type="float"/>
          <table:table-cell office:value="0.01784921532783705" office:value-type="float"/>
          <table:table-cell office:value="0.043936951563839505" office:value-type="float"/>
          <table:table-cell office:value="0.0037720397465941663" office:value-type="float"/>
          <table:table-cell office:value="-0.046433355752802406" office:value-type="float"/>
          <table:table-cell office:value="-0.02475504482735829" office:value-type="float"/>
          <table:table-cell office:value="0.07074258162335063" office:value-type="float"/>
          <table:table-cell office:value="39" office:value-type="float"/>
          <table:table-cell office:value="0.7629508004763099" office:value-type="float"/>
          <table:table-cell office:value="0.23313493996905565" office:value-type="float"/>
          <table:table-cell office:value="0.966906843714423" office:value-type="float"/>
          <table:table-cell office:value="0.7587058981720891" office:value-type="float"/>
          <table:table-cell office:value="0.3566644247197599" office:value-type="float"/>
          <table:table-cell office:value="0.46533341843499" office:value-type="float"/>
        </table:table-row>
        <table:table-row>
          <table:table-cell office:value="0.041893033431998725" office:value-type="float"/>
          <table:table-cell office:value="0.01185578799312961" office:value-type="float"/>
          <table:table-cell office:value="0.03925806207257796" office:value-type="float"/>
          <table:table-cell office:value="0.009442873010394773" office:value-type="float"/>
          <table:table-cell office:value="-0.05" office:value-type="float"/>
          <table:table-cell office:value="-0.016881954116701414" office:value-type="float"/>
          <table:table-cell office:value="0.06860439819398928" office:value-type="float"/>
          <table:table-cell office:value="40" office:value-type="float"/>
          <table:table-cell office:value="0.5545103808812348" office:value-type="float"/>
          <table:table-cell office:value="-0.5993427334707442" office:value-type="float"/>
          <table:table-cell office:value="-0.4678889491261542" office:value-type="float"/>
          <table:table-cell office:value="0.5670833263800608" office:value-type="float"/>
          <table:table-cell office:value="-0.9867458481477378" office:value-type="float"/>
          <table:table-cell office:value="0.7873090710656876" office:value-type="float"/>
        </table:table-row>
        <table:table-row>
          <table:table-cell office:value="0.041757571743957035" office:value-type="float"/>
          <table:table-cell office:value="0.011683515668567537" office:value-type="float"/>
          <table:table-cell office:value="0.039294262357535845" office:value-type="float"/>
          <table:table-cell office:value="0.008688157806155882" office:value-type="float"/>
          <table:table-cell office:value="-0.04972464203834534" office:value-type="float"/>
          <table:table-cell office:value="-0.01702930514323645" office:value-type="float"/>
          <table:table-cell office:value="0.06868294006611259" office:value-type="float"/>
          <table:table-cell office:value="41" office:value-type="float"/>
          <table:table-cell office:value="-0.013546168804168701" office:value-type="float"/>
          <table:table-cell office:value="-0.017227232456207275" office:value-type="float"/>
          <table:table-cell office:value="0.0036200284957885742" office:value-type="float"/>
          <table:table-cell office:value="-0.07547152042388916" office:value-type="float"/>
          <table:table-cell office:value="0.02753579616546631" office:value-type="float"/>
          <table:table-cell office:value="-0.014735102653503418" office:value-type="float"/>
        </table:table-row>
        <table:table-row>
          <table:table-cell office:value="0.04162186567687177" office:value-type="float"/>
          <table:table-cell office:value="0.011510995984729646" office:value-type="float"/>
          <table:table-cell office:value="0.03933051628667403" office:value-type="float"/>
          <table:table-cell office:value="0.007933809766528806" office:value-type="float"/>
          <table:table-cell office:value="-0.04944970011711121" office:value-type="float"/>
          <table:table-cell office:value="-0.017177025122522643" office:value-type="float"/>
          <table:table-cell office:value="0.06875934593477329" office:value-type="float"/>
          <table:table-cell office:value="42" office:value-type="float"/>
          <table:table-cell office:value="-0.013570606708526611" office:value-type="float"/>
          <table:table-cell office:value="-0.017251968383789062" office:value-type="float"/>
          <table:table-cell office:value="0.0036253929138183594" office:value-type="float"/>
          <table:table-cell office:value="-0.07543480396270752" office:value-type="float"/>
          <table:table-cell office:value="0.027494192123413086" office:value-type="float"/>
          <table:table-cell office:value="-0.014771997928619385" office:value-type="float"/>
        </table:table-row>
        <table:table-row>
          <table:table-cell office:value="0.05" office:value-type="float"/>
          <table:table-cell office:value="0.021510995984729647" office:value-type="float"/>
          <table:table-cell office:value="0.029330516286674026" office:value-type="float"/>
          <table:table-cell office:value="-0.0020661902334711945" office:value-type="float"/>
          <table:table-cell office:value="-0.05" office:value-type="float"/>
          <table:table-cell office:value="-0.007177025122522643" office:value-type="float"/>
          <table:table-cell office:value="0.06304137939622266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31510995984729645" office:value-type="float"/>
          <table:table-cell office:value="0.019330516286674024" office:value-type="float"/>
          <table:table-cell office:value="-0.012066190233471195" office:value-type="float"/>
          <table:table-cell office:value="-0.05" office:value-type="float"/>
          <table:table-cell office:value="0.002822974877477357" office:value-type="float"/>
          <table:table-cell office:value="0.061008701110651466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4151099598472965" office:value-type="float"/>
          <table:table-cell office:value="0.009330516286674024" office:value-type="float"/>
          <table:table-cell office:value="-0.022066190233471193" office:value-type="float"/>
          <table:table-cell office:value="-0.05" office:value-type="float"/>
          <table:table-cell office:value="0.012822974877477357" office:value-type="float"/>
          <table:table-cell office:value="0.0583698059811787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006694837133259766" office:value-type="float"/>
          <table:table-cell office:value="-0.032066190233471195" office:value-type="float"/>
          <table:table-cell office:value="-0.05" office:value-type="float"/>
          <table:table-cell office:value="0.022822974877477357" office:value-type="float"/>
          <table:table-cell office:value="0.05568993022160421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10669483713325977" office:value-type="float"/>
          <table:table-cell office:value="-0.0420661902334712" office:value-type="float"/>
          <table:table-cell office:value="-0.05" office:value-type="float"/>
          <table:table-cell office:value="0.03282297487747736" office:value-type="float"/>
          <table:table-cell office:value="0.05543168984167489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20669483713325977" office:value-type="float"/>
          <table:table-cell office:value="-0.05" office:value-type="float"/>
          <table:table-cell office:value="-0.05" office:value-type="float"/>
          <table:table-cell office:value="0.04282297487747736" office:value-type="float"/>
          <table:table-cell office:value="0.05521858500209799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066948371332598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19639449314274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066948371332598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6866931104436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000477707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046825586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8608634624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61942681984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740325350305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6908365645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600208956685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96325883052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621280497878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52258261686511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765231985442470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0.0773604879181931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6928586668723619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6171404751635368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58723997403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7953678220624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509877745445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77257266163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838246221726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810137006929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721533393833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9247200215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6307940155125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27904727653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342214993684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029392123224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8419548366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82260707032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41593184886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30335046746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81832926894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00336499945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05718081504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57904024659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600180334306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945446100944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23606926827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17849636147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59395112229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5579568368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5416070836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56913280302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6218846402204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841023887242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01796725297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310703848785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99337637881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809732150894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5867900551835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442933971956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4855377838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03334292099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00266146051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403427160992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84513559104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46265990879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54441849405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60936465978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0811639668406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1544896851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28492276433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63611004096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19568337350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814795738247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7166450748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977100957012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33551308219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5603045720222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4282895156717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413828941654348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4827140065067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0.08510472930109696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771272524160854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695789016989474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063406356075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3669282356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0798279215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84163833021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09525300262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56026638602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69051625309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91762935806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22406100086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22244169697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972439276566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01967482281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255827408416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00922974965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533700482605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967172943534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0518894491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9489978833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0353475453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144324111724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158449088642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49634729941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203543707877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375278547499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051759062084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77214912674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32630697988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97048378874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12998822187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7847849514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8825583708865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11978578243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047200804285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51834835557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20760655562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45243841045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225328477505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0934589426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376002651284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9054320175244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52659079343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8652067014366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7764571011705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552624809414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94390134455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45151790018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5588597018316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696666785473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215318415719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021448725578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1566532800435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955365594791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86929254556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3149096784507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15896999239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202750933992732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719732713628836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0.0722903220249275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642237218012465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566538593692224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38705009574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13530747166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202951897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2370246995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93165666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93289030005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803095873123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7080131348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8860991985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5989475835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8967012075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39055893572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815472902499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33956158546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258766492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542221695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2741405395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3678218619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0108691778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443105305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5947684293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5680639735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9910417549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61299981324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35812953564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6457770699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7436237338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4574016889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21461632045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84742700021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78174484719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46633586566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6081514251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38460064502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17499375374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0919772537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80279409246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87214551135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6604583372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9145959112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79744537944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599793481375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960429777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55962690104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9743614274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905712939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21244102964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96817046045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6592365706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09404558414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655376598484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5134342627855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27470779164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59119096118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03479231956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4807642715574285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563655259541892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-3.2371315829476623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83797763979565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7571970120109983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7009825214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2797509894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64763722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8137378385" office:value-type="float"/>
          <table:table-cell office:value="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0648462607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982103134" office:value-type="float"/>
          <table:table-cell office:value="1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992013334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0486020426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829861778" office:value-type="float"/>
          <table:table-cell office:value="1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626636306" office:value-type="float"/>
          <table:table-cell office:value="1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920872298" office:value-type="float"/>
          <table:table-cell office:value="1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4710756303" office:value-type="float"/>
          <table:table-cell office:value="1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0467649494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118603146" office:value-type="float"/>
          <table:table-cell office:value="1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556717148" office:value-type="float"/>
          <table:table-cell office:value="1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324052624" office:value-type="float"/>
          <table:table-cell office:value="2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9977187125" office:value-type="float"/>
          <table:table-cell office:value="2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909291769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3585553993" office:value-type="float"/>
          <table:table-cell office:value="2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168864995" office:value-type="float"/>
          <table:table-cell office:value="2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5732571549" office:value-type="float"/>
          <table:table-cell office:value="2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70172899785" office:value-type="float"/>
          <table:table-cell office:value="2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7436111878" office:value-type="float"/>
          <table:table-cell office:value="2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4072636151" office:value-type="float"/>
          <table:table-cell office:value="2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5468278049" office:value-type="float"/>
          <table:table-cell office:value="2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6288169305" office:value-type="float"/>
          <table:table-cell office:value="3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8058388377" office:value-type="float"/>
          <table:table-cell office:value="3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431083691" office:value-type="float"/>
          <table:table-cell office:value="3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239254303" office:value-type="float"/>
          <table:table-cell office:value="3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70186860726" office:value-type="float"/>
          <table:table-cell office:value="3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3707611223" office:value-type="float"/>
          <table:table-cell office:value="3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4568445725" office:value-type="float"/>
          <table:table-cell office:value="3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4478936512" office:value-type="float"/>
          <table:table-cell office:value="3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618275854" office:value-type="float"/>
          <table:table-cell office:value="3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482560205" office:value-type="float"/>
          <table:table-cell office:value="3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2114073414" office:value-type="float"/>
          <table:table-cell office:value="4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8836850164" office:value-type="float"/>
          <table:table-cell office:value="4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7879265754" office:value-type="float"/>
          <table:table-cell office:value="4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412172283" office:value-type="float"/>
          <table:table-cell office:value="4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6262637673" office:value-type="float"/>
          <table:table-cell office:value="4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8361618002" office:value-type="float"/>
          <table:table-cell office:value="4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6701289203" office:value-type="float"/>
          <table:table-cell office:value="4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342093786" office:value-type="float"/>
          <table:table-cell office:value="4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3676356749" office:value-type="float"/>
          <table:table-cell office:value="4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31985507428" office:value-type="float"/>
          <table:table-cell office:value="4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4475630943" office:value-type="float"/>
          <table:table-cell office:value="5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460471717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4182729007" office:value-type="float"/>
          <table:table-cell office:value="52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368944577" office:value-type="float"/>
          <table:table-cell office:value="53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3115379212" office:value-type="float"/>
          <table:table-cell office:value="54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6274457603" office:value-type="float"/>
          <table:table-cell office:value="55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70031912848" office:value-type="float"/>
          <table:table-cell office:value="56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441797732518" office:value-type="float"/>
          <table:table-cell office:value="57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9158358333" office:value-type="float"/>
          <table:table-cell office:value="58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7765437264" office:value-type="float"/>
          <table:table-cell office:value="59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814365621098845" office:value-type="float"/>
          <table:table-cell office:value="60" office:value-type="float"/>
          <table:table-cell office:value="1" office:value-type="float"/>
          <table:table-cell office:value="1" office:value-type="float"/>
          <table:table-cell office:value="-1" office:value-type="float"/>
          <table:table-cell office:value="-1" office:value-type="float"/>
          <table:table-cell office:value="-1" office:value-type="float"/>
          <table:table-cell office:value="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/>
          <table:table-cell office:value="0.01" office:value-type="float"/>
          <table:table-cell office:value="-0.01" office:value-type="float"/>
          <table:table-cell office:value="-0.01" office:value-type="float"/>
          <table:table-cell office:value="-0.01" office:value-type="float"/>
          <table:table-cell office:value="0.01" office:value-type="float"/>
          <table:table-cell office:value="0.07042815151443398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2" office:value-type="float"/>
          <table:table-cell office:value="0.02" office:value-type="float"/>
          <table:table-cell office:value="-0.02" office:value-type="float"/>
          <table:table-cell office:value="-0.02" office:value-type="float"/>
          <table:table-cell office:value="-0.02" office:value-type="float"/>
          <table:table-cell office:value="0.02" office:value-type="float"/>
          <table:table-cell office:value="0.0449615811412239" office:value-type="float"/>
          <table:table-cell office:value="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3" office:value-type="float"/>
          <table:table-cell office:value="0.03" office:value-type="float"/>
          <table:table-cell office:value="-0.03" office:value-type="float"/>
          <table:table-cell office:value="-0.03" office:value-type="float"/>
          <table:table-cell office:value="-0.03" office:value-type="float"/>
          <table:table-cell office:value="0.03" office:value-type="float"/>
          <table:table-cell office:value="0.08038621587798134" office:value-type="float"/>
          <table:table-cell office:value="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4" office:value-type="float"/>
          <table:table-cell office:value="0.04" office:value-type="float"/>
          <table:table-cell office:value="-0.04" office:value-type="float"/>
          <table:table-cell office:value="-0.04" office:value-type="float"/>
          <table:table-cell office:value="-0.04" office:value-type="float"/>
          <table:table-cell office:value="0.04" office:value-type="float"/>
          <table:table-cell office:value="0.07287268751238196" office:value-type="float"/>
          <table:table-cell office:value="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510131504816" office:value-type="float"/>
          <table:table-cell office:value="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0955666614192" office:value-type="float"/>
          <table:table-cell office:value="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489345283622" office:value-type="float"/>
          <table:table-cell office:value="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298179399935" office:value-type="float"/>
          <table:table-cell office:value="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519286192807" office:value-type="float"/>
          <table:table-cell office:value="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121928058516" office:value-type="float"/>
          <table:table-cell office:value="1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2391977369435" office:value-type="float"/>
          <table:table-cell office:value="11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086536642993" office:value-type="float"/>
          <table:table-cell office:value="12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286327821951" office:value-type="float"/>
          <table:table-cell office:value="13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190202942382" office:value-type="float"/>
          <table:table-cell office:value="14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508014462972" office:value-type="float"/>
          <table:table-cell office:value="15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2344798380898" office:value-type="float"/>
          <table:table-cell office:value="16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529571942269" office:value-type="float"/>
          <table:table-cell office:value="17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6266296809" office:value-type="float"/>
          <table:table-cell office:value="18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034581050708" office:value-type="float"/>
          <table:table-cell office:value="19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6561813085709045" office:value-type="float"/>
          <table:table-cell office:value="20" office:value-type="float"/>
          <table:table-cell office:value="1.0" office:value-type="float"/>
          <table:table-cell office:value="1.0" office:value-type="float"/>
          <table:table-cell office:value="-1.0" office:value-type="float"/>
          <table:table-cell office:value="-1.0" office:value-type="float"/>
          <table:table-cell office:value="-1.0" office:value-type="float"/>
          <table:table-cell office:value="1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1T16:31:44.016789</meta:creation-date>
    <dc:date>2024-03-11T16:31:44.078518</dc:date>
    <meta:generator>http://pypi.python.org/pypi/ezodf/0.1.0$Python3.8.10 (default, Nov 22 2023, 10:22:35) 
[GCC 9.4.0]</meta:generator>
    <meta:document-statistic/>
    <meta:editing-cycles>1</meta:editing-cycles>
  </office:meta>
</office:document-meta>
</file>